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5.4687in" style:use-optimal-column-width="false"/>
    </style:style>
    <style:style style:name="Table3" style:family="table">
      <style:table-properties style:width="5.4687in" fo:margin-left="0.170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312in double #808080" style:border-line-width="0.0104in 0.0104in 0.0104in" style:writing-mode="lr-tb" style:vertical-align="middle" fo:padding-top="0.052in" fo:padding-left="0.052in" fo:padding-bottom="0.052in" fo:padding-right="0.052in"/>
    </style:style>
    <style:style style:name="T7" style:parent-style-name="Fuentedepárrafopredeter." style:family="text">
      <style:text-properties fo:font-size="8pt" style:font-size-asian="8pt" style:font-size-complex="8pt"/>
    </style:style>
    <style:style style:name="T8" style:parent-style-name="Fuentedepárrafopredeter." style:family="text">
      <style:text-properties fo:font-size="8pt" style:font-size-asian="8pt" style:font-size-complex="8pt"/>
    </style:style>
    <style:style style:name="T9" style:parent-style-name="Fuentedepárrafopredeter." style:family="text">
      <style:text-properties fo:font-size="8pt" style:font-size-asian="8pt" style:font-size-complex="8pt"/>
    </style:style>
    <style:style style:name="T10" style:parent-style-name="Fuentedepárrafopredeter." style:family="text">
      <style:text-properties fo:font-size="8pt" style:font-size-asian="8pt" style:font-size-complex="8pt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size="8pt" style:font-size-asian="8pt" style:font-size-complex="8pt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14" style:parent-style-name="Fuentedepárrafopredeter." style:family="text">
      <style:text-properties fo:font-size="8pt" style:font-size-asian="8pt" style:font-size-complex="8pt"/>
    </style:style>
    <style:style style:name="T15" style:parent-style-name="Fuentedepárrafopredeter." style:family="text">
      <style:text-properties fo:font-size="8pt" style:font-size-asian="8pt" style:font-size-complex="8pt"/>
    </style:style>
    <style:style style:name="T16" style:parent-style-name="Fuentedepárrafopredeter." style:family="text">
      <style:text-properties fo:font-size="8pt" style:font-size-asian="8pt" style:font-size-complex="8pt"/>
    </style:style>
    <style:style style:name="T17" style:parent-style-name="Fuentedepárrafopredeter." style:family="text">
      <style:text-properties fo:font-size="8pt" style:font-size-asian="8pt" style:font-size-complex="8pt"/>
    </style:style>
    <style:style style:name="T18" style:parent-style-name="Fuentedepárrafopredeter." style:family="text">
      <style:text-properties fo:font-size="8pt" style:font-size-asian="8pt" style:font-size-complex="8pt"/>
    </style:style>
    <style:style style:name="T19" style:parent-style-name="Fuentedepárrafopredeter." style:family="text">
      <style:text-properties fo:font-size="8pt" style:font-size-asian="8pt" style:font-size-complex="8pt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T24" style:parent-style-name="Fuentedepárrafopredeter." style:family="text">
      <style:text-properties fo:font-size="8pt" style:font-size-asian="8pt" style:font-size-complex="8pt"/>
    </style:style>
    <style:style style:name="P25" style:parent-style-name="Standard" style:family="paragraph">
      <style:text-properties fo:color="#666666"/>
    </style:style>
    <style:style style:name="P26" style:parent-style-name="Standard" style:family="paragraph">
      <style:text-properties fo:color="#666666"/>
    </style:style>
    <style:style style:name="P27" style:parent-style-name="Standard" style:family="paragraph">
      <style:text-properties fo:color="#666666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  <style:text-properties fo:color="#666666"/>
    </style:style>
    <style:style style:name="TableColumn31" style:family="table-column">
      <style:table-column-properties style:column-width="5.4631in" style:use-optimal-column-width="false"/>
    </style:style>
    <style:style style:name="Table30" style:family="table">
      <style:table-properties style:width="5.4631in" fo:margin-left="0.202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312in double #808080" style:border-line-width="0.0104in 0.0104in 0.0104in" style:writing-mode="lr-tb" style:vertical-align="middle" fo:padding-top="0.052in" fo:padding-left="0.052in" fo:padding-bottom="0.052in" fo:padding-right="0.052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P35" style:parent-style-name="TableContents" style:family="paragraph">
      <style:text-properties fo:color="#666666"/>
    </style:style>
    <style:style style:name="P36" style:parent-style-name="TableContents" style:family="paragraph">
      <style:text-properties fo:color="#666666"/>
    </style:style>
    <style:style style:name="P37" style:parent-style-name="TableContents" style:family="paragraph">
      <style:text-properties fo:color="#666666"/>
    </style:style>
    <style:style style:name="TableColumn39" style:family="table-column">
      <style:table-column-properties style:column-width="5.4861in" style:use-optimal-column-width="false"/>
    </style:style>
    <style:style style:name="Table38" style:family="table">
      <style:table-properties style:width="5.4861in" fo:margin-left="0.1916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312in double #808080" style:border-line-width="0.0104in 0.0104in 0.0104in" style:writing-mode="lr-tb" style:vertical-align="middle" fo:padding-top="0.052in" fo:padding-left="0.052in" fo:padding-bottom="0.052in" fo:padding-right="0.052in"/>
    </style:style>
    <style:style style:name="T42" style:parent-style-name="Fuentedepárrafopredeter." style:family="text">
      <style:text-properties fo:font-size="8pt" style:font-size-asian="8pt" style:font-size-complex="8pt"/>
    </style:style>
    <style:style style:name="T43" style:parent-style-name="Fuentedepárrafopredeter." style:family="text">
      <style:text-properties fo:font-size="8pt" style:font-size-asian="8pt" style:font-size-complex="8pt"/>
    </style:style>
    <style:style style:name="T44" style:parent-style-name="Fuentedepárrafopredeter." style:family="text">
      <style:text-properties fo:font-size="8pt" style:font-size-asian="8pt" style:font-size-complex="8pt"/>
    </style:style>
    <style:style style:name="T45" style:parent-style-name="Fuentedepárrafopredeter." style:family="text">
      <style:text-properties fo:font-size="8pt" style:font-size-asian="8pt" style:font-size-complex="8pt"/>
    </style:style>
    <style:style style:name="T46" style:parent-style-name="Fuentedepárrafopredeter." style:family="text">
      <style:text-properties fo:font-size="8pt" style:font-size-asian="8pt" style:font-size-complex="8pt"/>
    </style:style>
    <style:style style:name="T47" style:parent-style-name="Fuentedepárrafopredeter." style:family="text">
      <style:text-properties fo:font-size="8pt" style:font-size-asian="8pt" style:font-size-complex="8pt"/>
    </style:style>
    <style:style style:name="T48" style:parent-style-name="Fuentedepárrafopredeter." style:family="text">
      <style:text-properties fo:font-size="8pt" style:font-size-asian="8pt" style:font-size-complex="8pt"/>
    </style:style>
    <style:style style:name="T49" style:parent-style-name="Fuentedepárrafopredeter." style:family="text">
      <style:text-properties fo:font-size="8pt" style:font-size-asian="8pt" style:font-size-complex="8pt"/>
    </style:style>
    <style:style style:name="T50" style:parent-style-name="Fuentedepárrafopredeter." style:family="text">
      <style:text-properties fo:font-size="8pt" style:font-size-asian="8pt" style:font-size-complex="8pt"/>
    </style:style>
    <style:style style:name="T51" style:parent-style-name="Fuentedepárrafopredeter." style:family="text">
      <style:text-properties fo:font-size="8pt" style:font-size-asian="8pt" style:font-size-complex="8pt"/>
    </style:style>
    <style:style style:name="T52" style:parent-style-name="Fuentedepárrafopredeter." style:family="text">
      <style:text-properties fo:font-size="8pt" style:font-size-asian="8pt" style:font-size-complex="8pt"/>
    </style:style>
    <style:style style:name="T53" style:parent-style-name="Fuentedepárrafopredeter." style:family="text">
      <style:text-properties fo:font-size="8pt" style:font-size-asian="8pt" style:font-size-complex="8pt"/>
    </style:style>
    <style:style style:name="T54" style:parent-style-name="Fuentedepárrafopredeter." style:family="text">
      <style:text-properties fo:font-size="8pt" style:font-size-asian="8pt" style:font-size-complex="8pt"/>
    </style:style>
    <style:style style:name="T55" style:parent-style-name="Fuentedepárrafopredeter." style:family="text">
      <style:text-properties fo:font-size="8pt" style:font-size-asian="8pt" style:font-size-complex="8pt"/>
    </style:style>
    <style:style style:name="T56" style:parent-style-name="Fuentedepárrafopredeter." style:family="text">
      <style:text-properties fo:font-size="8pt" style:font-size-asian="8pt" style:font-size-complex="8pt"/>
    </style:style>
    <style:style style:name="T57" style:parent-style-name="Fuentedepárrafopredeter." style:family="text">
      <style:text-properties fo:font-size="8pt" style:font-size-asian="8pt" style:font-size-complex="8pt"/>
    </style:style>
    <style:style style:name="T58" style:parent-style-name="Fuentedepárrafopredeter." style:family="text">
      <style:text-properties fo:font-size="8pt" style:font-size-asian="8pt" style:font-size-complex="8pt"/>
    </style:style>
    <style:style style:name="T59" style:parent-style-name="Fuentedepárrafopredeter." style:family="text">
      <style:text-properties fo:font-size="8pt" style:font-size-asian="8pt" style:font-size-complex="8pt"/>
    </style:style>
    <style:style style:name="T60" style:parent-style-name="Fuentedepárrafopredeter." style:family="text">
      <style:text-properties fo:font-size="8pt" style:font-size-asian="8pt" style:font-size-complex="8pt"/>
    </style:style>
    <style:style style:name="T61" style:parent-style-name="Fuentedepárrafopredeter." style:family="text">
      <style:text-properties fo:font-size="8pt" style:font-size-asian="8pt" style:font-size-complex="8pt"/>
    </style:style>
    <style:style style:name="T62" style:parent-style-name="Fuentedepárrafopredeter." style:family="text">
      <style:text-properties fo:font-size="8pt" style:font-size-asian="8pt" style:font-size-complex="8pt"/>
    </style:style>
    <style:style style:name="T63" style:parent-style-name="Fuentedepárrafopredeter." style:family="text">
      <style:text-properties fo:font-size="8pt" style:font-size-asian="8pt" style:font-size-complex="8pt"/>
    </style:style>
    <style:style style:name="T64" style:parent-style-name="Fuentedepárrafopredeter." style:family="text">
      <style:text-properties fo:font-size="8pt" style:font-size-asian="8pt" style:font-size-complex="8pt"/>
    </style:style>
    <style:style style:name="T65" style:parent-style-name="Fuentedepárrafopredeter." style:family="text">
      <style:text-properties fo:font-size="8pt" style:font-size-asian="8pt" style:font-size-complex="8pt"/>
    </style:style>
    <style:style style:name="T66" style:parent-style-name="Fuentedepárrafopredeter." style:family="text">
      <style:text-properties fo:font-size="8pt" style:font-size-asian="8pt" style:font-size-complex="8pt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size="8pt" style:font-size-asian="8pt" style:font-size-complex="8pt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71" style:parent-style-name="Fuentedepárrafopredeter." style:family="text">
      <style:text-properties fo:font-size="8pt" style:font-size-asian="8pt" style:font-size-complex="8pt"/>
    </style:style>
    <style:style style:name="T72" style:parent-style-name="Fuentedepárrafopredeter." style:family="text">
      <style:text-properties fo:font-size="8pt" style:font-size-asian="8pt" style:font-size-complex="8pt"/>
    </style:style>
    <style:style style:name="T73" style:parent-style-name="Fuentedepárrafopredeter." style:family="text">
      <style:text-properties fo:font-size="8pt" style:font-size-asian="8pt" style:font-size-complex="8pt"/>
    </style:style>
    <style:style style:name="T74" style:parent-style-name="Fuentedepárrafopredeter." style:family="text">
      <style:text-properties fo:font-size="8pt" style:font-size-asian="8pt" style:font-size-complex="8pt"/>
    </style:style>
    <style:style style:name="T75" style:parent-style-name="Fuentedepárrafopredeter." style:family="text">
      <style:text-properties fo:font-size="8pt" style:font-size-asian="8pt" style:font-size-complex="8pt"/>
    </style:style>
    <style:style style:name="T76" style:parent-style-name="Fuentedepárrafopredeter." style:family="text">
      <style:text-properties fo:font-size="8pt" style:font-size-asian="8pt" style:font-size-complex="8pt"/>
    </style:style>
    <style:style style:name="T77" style:parent-style-name="Fuentedepárrafopredeter." style:family="text">
      <style:text-properties fo:font-size="8pt" style:font-size-asian="8pt" style:font-size-complex="8pt"/>
    </style:style>
    <style:style style:name="T78" style:parent-style-name="Fuentedepárrafopredeter." style:family="text">
      <style:text-properties fo:font-size="8pt" style:font-size-asian="8pt" style:font-size-complex="8pt"/>
    </style:style>
    <style:style style:name="T79" style:parent-style-name="Fuentedepárrafopredeter." style:family="text">
      <style:text-properties fo:font-size="8pt" style:font-size-asian="8pt" style:font-size-complex="8pt"/>
    </style:style>
    <style:style style:name="T80" style:parent-style-name="Fuentedepárrafopredeter." style:family="text">
      <style:text-properties fo:font-size="8pt" style:font-size-asian="8pt" style:font-size-complex="8pt"/>
    </style:style>
    <style:style style:name="T81" style:parent-style-name="Fuentedepárrafopredeter." style:family="text">
      <style:text-properties fo:font-size="8pt" style:font-size-asian="8pt" style:font-size-complex="8pt"/>
    </style:style>
    <style:style style:name="T82" style:parent-style-name="Fuentedepárrafopredeter." style:family="text">
      <style:text-properties fo:font-size="8pt" style:font-size-asian="8pt" style:font-size-complex="8pt"/>
    </style:style>
    <style:style style:name="T83" style:parent-style-name="Fuentedepárrafopredeter." style:family="text">
      <style:text-properties fo:font-size="8pt" style:font-size-asian="8pt" style:font-size-complex="8pt"/>
    </style:style>
    <style:style style:name="T84" style:parent-style-name="Fuentedepárrafopredeter." style:family="text">
      <style:text-properties fo:font-size="8pt" style:font-size-asian="8pt" style:font-size-complex="8pt"/>
    </style:style>
    <style:style style:name="T85" style:parent-style-name="Fuentedepárrafopredeter." style:family="text">
      <style:text-properties fo:font-size="8pt" style:font-size-asian="8pt" style:font-size-complex="8pt"/>
    </style:style>
    <style:style style:name="T86" style:parent-style-name="Fuentedepárrafopredeter." style:family="text">
      <style:text-properties fo:font-size="8pt" style:font-size-asian="8pt" style:font-size-complex="8pt"/>
    </style:style>
    <style:style style:name="T87" style:parent-style-name="Fuentedepárrafopredeter." style:family="text">
      <style:text-properties fo:font-size="8pt" style:font-size-asian="8pt" style:font-size-complex="8pt"/>
    </style:style>
    <style:style style:name="T88" style:parent-style-name="Fuentedepárrafopredeter." style:family="text">
      <style:text-properties fo:font-size="8pt" style:font-size-asian="8pt" style:font-size-complex="8pt"/>
    </style:style>
    <style:style style:name="T89" style:parent-style-name="Fuentedepárrafopredeter." style:family="text">
      <style:text-properties fo:font-size="8pt" style:font-size-asian="8pt" style:font-size-complex="8pt"/>
    </style:style>
    <style:style style:name="T90" style:parent-style-name="Fuentedepárrafopredeter." style:family="text">
      <style:text-properties fo:font-size="8pt" style:font-size-asian="8pt" style:font-size-complex="8pt"/>
    </style:style>
    <style:style style:name="T91" style:parent-style-name="Fuentedepárrafopredeter." style:family="text">
      <style:text-properties fo:font-size="8pt" style:font-size-asian="8pt" style:font-size-complex="8pt"/>
    </style:style>
    <style:style style:name="T92" style:parent-style-name="Fuentedepárrafopredeter." style:family="text">
      <style:text-properties fo:font-size="8pt" style:font-size-asian="8pt" style:font-size-complex="8pt"/>
    </style:style>
    <style:style style:name="P93" style:parent-style-name="TableContents" style:family="paragraph">
      <style:text-properties fo:color="#666666"/>
    </style:style>
    <style:style style:name="P94" style:parent-style-name="TableContents" style:family="paragraph">
      <style:text-properties fo:color="#666666"/>
    </style:style>
    <style:style style:name="P95" style:parent-style-name="TableContents" style:family="paragraph">
      <style:text-properties fo:color="#666666"/>
    </style:style>
    <style:style style:name="P96" style:parent-style-name="TableContents" style:family="paragraph">
      <style:text-properties fo:color="#666666"/>
    </style:style>
    <style:style style:name="T97" style:parent-style-name="Fuentedepárrafopredeter." style:family="text">
      <style:text-properties fo:background-color="#FFFF00"/>
    </style:style>
    <style:style style:name="P98" style:parent-style-name="TableContents" style:family="paragraph">
      <style:text-properties fo:color="#666666"/>
    </style:style>
    <style:style style:name="P99" style:parent-style-name="TableContents" style:family="paragraph">
      <style:text-properties fo:color="#666666"/>
    </style:style>
    <style:style style:name="T100" style:parent-style-name="Fuentedepárrafopredeter." style:family="text">
      <style:text-properties fo:color="#666666" fo:background-color="#FFFF00"/>
    </style:style>
    <style:style style:name="P101" style:parent-style-name="TableContents" style:family="paragraph">
      <style:text-properties fo:color="#666666"/>
    </style:style>
    <style:style style:name="TableColumn103" style:family="table-column">
      <style:table-column-properties style:column-width="5.5069in" style:use-optimal-column-width="false"/>
    </style:style>
    <style:style style:name="Table102" style:family="table">
      <style:table-properties style:width="5.5069in" fo:margin-left="0.1812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312in double #808080" style:border-line-width="0.0104in 0.0104in 0.0104in" style:writing-mode="lr-tb" style:vertical-align="middle" fo:padding-top="0.052in" fo:padding-left="0.052in" fo:padding-bottom="0.052in" fo:padding-right="0.052in"/>
    </style:style>
    <style:style style:name="P106" style:parent-style-name="TableContents" style:family="paragraph">
      <style:text-properties fo:font-size="8pt" style:font-size-asian="8pt" style:font-size-complex="8pt"/>
    </style:style>
    <style:style style:name="P107" style:parent-style-name="TableContents" style:family="paragraph">
      <style:text-properties fo:color="#666666"/>
    </style:style>
    <style:style style:name="P108" style:parent-style-name="TableContents" style:family="paragraph">
      <style:text-properties fo:color="#666666"/>
    </style:style>
    <style:style style:name="P109" style:parent-style-name="TableContents" style:family="paragraph">
      <style:text-properties fo:color="#666666"/>
    </style:style>
    <style:style style:name="TableColumn111" style:family="table-column">
      <style:table-column-properties style:column-width="5.5069in" style:use-optimal-column-width="false"/>
    </style:style>
    <style:style style:name="Table110" style:family="table">
      <style:table-properties style:width="5.5069in" fo:margin-left="0.1812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312in double #808080" style:border-line-width="0.0104in 0.0104in 0.0104in" style:writing-mode="lr-tb" style:vertical-align="middle" fo:padding-top="0.052in" fo:padding-left="0.052in" fo:padding-bottom="0.052in" fo:padding-right="0.052in"/>
    </style:style>
    <style:style style:name="P114" style:parent-style-name="TableContents" style:family="paragraph">
      <style:text-properties fo:font-size="8pt" style:font-size-asian="8pt" style:font-size-complex="8pt" fo:language="en" fo:country="US"/>
    </style:style>
    <style:style style:name="T115" style:parent-style-name="Fuentedepárrafopredeter." style:family="text">
      <style:text-properties fo:color="#666666"/>
    </style:style>
    <style:style style:name="T116" style:parent-style-name="Fuentedepárrafopredeter." style:family="text">
      <style:text-properties fo:color="#666666"/>
    </style:style>
    <style:style style:name="P117" style:parent-style-name="TableContents" style:family="paragraph">
      <style:text-properties fo:color="#666666"/>
    </style:style>
    <style:style style:name="P118" style:parent-style-name="TableContents" style:family="paragraph">
      <style:text-properties fo:color="#666666"/>
    </style:style>
    <style:style style:name="TableColumn120" style:family="table-column">
      <style:table-column-properties style:column-width="5.4652in" style:use-optimal-column-width="false"/>
    </style:style>
    <style:style style:name="Table119" style:family="table">
      <style:table-properties style:width="5.4652in" fo:margin-left="0.2229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312in double #808080" style:border-line-width="0.0104in 0.0104in 0.0104in" style:writing-mode="lr-tb" style:vertical-align="middle" fo:padding-top="0.052in" fo:padding-left="0.052in" fo:padding-bottom="0.052in" fo:padding-right="0.052in"/>
    </style:style>
    <style:style style:name="T123" style:parent-style-name="Fuentedepárrafopredeter." style:family="text">
      <style:text-properties fo:font-size="8pt" style:font-size-asian="8pt" style:font-size-complex="8pt"/>
    </style:style>
    <style:style style:name="T124" style:parent-style-name="Fuentedepárrafopredeter." style:family="text">
      <style:text-properties fo:font-size="8pt" style:font-size-asian="8pt" style:font-size-complex="8pt" fo:language="en" fo:country="US"/>
    </style:style>
    <style:style style:name="T125" style:parent-style-name="Fuentedepárrafopredeter." style:family="text">
      <style:text-properties fo:font-size="8pt" style:font-size-asian="8pt" style:font-size-complex="8pt" fo:language="en" fo:country="US"/>
    </style:style>
    <style:style style:name="T126" style:parent-style-name="Fuentedepárrafopredeter." style:family="text">
      <style:text-properties fo:font-size="8pt" style:font-size-asian="8pt" style:font-size-complex="8pt" fo:language="en" fo:country="US"/>
    </style:style>
    <style:style style:name="T127" style:parent-style-name="Fuentedepárrafopredeter." style:family="text">
      <style:text-properties fo:font-size="8pt" style:font-size-asian="8pt" style:font-size-complex="8pt" fo:language="en" fo:country="US"/>
    </style:style>
    <style:style style:name="T128" style:parent-style-name="Fuentedepárrafopredeter." style:family="text">
      <style:text-properties fo:font-size="8pt" style:font-size-asian="8pt" style:font-size-complex="8pt" fo:language="en" fo:country="US"/>
    </style:style>
    <style:style style:name="T129" style:parent-style-name="Fuentedepárrafopredeter." style:family="text">
      <style:text-properties fo:font-size="8pt" style:font-size-asian="8pt" style:font-size-complex="8pt" fo:language="en" fo:country="US"/>
    </style:style>
    <style:style style:name="T130" style:parent-style-name="Fuentedepárrafopredeter." style:family="text">
      <style:text-properties fo:font-size="8pt" style:font-size-asian="8pt" style:font-size-complex="8pt" fo:language="en" fo:country="US"/>
    </style:style>
    <style:style style:name="T131" style:parent-style-name="Fuentedepárrafopredeter." style:family="text">
      <style:text-properties fo:font-size="8pt" style:font-size-asian="8pt" style:font-size-complex="8pt" fo:language="en" fo:country="US"/>
    </style:style>
    <style:style style:name="T132" style:parent-style-name="Fuentedepárrafopredeter." style:family="text">
      <style:text-properties fo:font-size="8pt" style:font-size-asian="8pt" style:font-size-complex="8pt" fo:language="en" fo:country="US"/>
    </style:style>
    <style:style style:name="T133" style:parent-style-name="Fuentedepárrafopredeter." style:family="text">
      <style:text-properties fo:font-size="8pt" style:font-size-asian="8pt" style:font-size-complex="8pt" fo:language="en" fo:country="US"/>
    </style:style>
    <style:style style:name="P134" style:parent-style-name="TableContents" style:family="paragraph">
      <style:text-properties fo:color="#666666"/>
    </style:style>
    <style:style style:name="P135" style:parent-style-name="TableContents" style:family="paragraph">
      <style:text-properties fo:color="#666666"/>
    </style:style>
    <style:style style:name="T136" style:parent-style-name="Fuentedepárrafopredeter." style:family="text">
      <style:text-properties fo:color="#666666"/>
    </style:style>
  </office:automatic-styles>
  <office:body>
    <office:text text:use-soft-page-breaks="true">
      <text:p text:style-name="P1">BOLETÍN 27 (XPath)</text:p>
      <text:p text:style-name="P2"/>
      <text:p text:style-name="Standard">1-Dado el siguiente documento XML: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&lt;AAA&gt;<text:s/></text:span><text:span text:style-name="T8"><text:line-break/></text:span><text:span text:style-name="T9">          &lt;BBB/&gt;<text:s/></text:span><text:span text:style-name="T10"><text:line-break/></text:span><text:span text:style-name="T11">          &lt;CCC/&gt;<text:s/></text:span><text:span text:style-name="T12"><text:line-break/></text:span><text:span text:style-name="T13">          &lt;BBB/&gt;<text:s/></text:span><text:span text:style-name="T14"><text:line-break/></text:span><text:span text:style-name="T15">          &lt;BBB/&gt;<text:s/></text:span><text:span text:style-name="T16"><text:line-break/></text:span><text:span text:style-name="T17">          &lt;DDD&gt;<text:s/></text:span><text:span text:style-name="T18"><text:line-break/></text:span><text:span text:style-name="T19">               &lt;BBB/&gt;<text:s/></text:span><text:span text:style-name="T20"><text:line-break/></text:span><text:span text:style-name="T21">          &lt;/DDD&gt;<text:s/></text:span><text:span text:style-name="T22"><text:line-break/></text:span><text:span text:style-name="T23">          &lt;CCC/&gt;</text:span><text:s/><text:line-break/><text:span text:style-name="T24">     &lt;/AAA&gt;</text:span></text:p>
          </table:table-cell>
        </table:table-row>
      </table:table>
      <text:p text:style-name="Standard"/>
      <text:p text:style-name="Standard">a) Selecciona el elemento raiz AAA</text:p>
      <text:p text:style-name="P25">/AAA</text:p>
      <text:p text:style-name="Standard"/>
      <text:p text:style-name="Standard">b) Selecciona todos los elementos CCC que son hijos del elemento raiz AAA</text:p>
      <text:p text:style-name="P26">//CCC o /AAA/CCC</text:p>
      <text:p text:style-name="P27"/>
      <text:p text:style-name="P28">c) Selecciona todos los elementos BBB que son hijos de DDD, que a su vez son hijos del elemento raiz<text:s/>AAA.</text:p>
      <text:p text:style-name="P29">/AAA/DDD/BBB</text:p>
      <text:p text:style-name="Standard"/>
      <text:p text:style-name="Standard">2- Sea el XML siguiente:</text:p>
      <text:p text:style-name="Standard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<text:line-break/>     &lt;AAA&gt;<text:s/><text:line-break/>          &lt;BBB/&gt;<text:s/><text:line-break/>          &lt;CCC/&gt;<text:s/><text:line-break/>          &lt;BBB/&gt;<text:s/><text:line-break/>          &lt;DDD&gt;<text:s/><text:line-break/>               &lt;BBB/&gt;<text:s/><text:line-break/>          &lt;/DDD&gt;<text:s/><text:line-break/>          &lt;CCC&gt;<text:s/><text:line-break/>               &lt;DDD&gt;<text:s/><text:line-break/>                    &lt;BBB/&gt;<text:s/><text:line-break/>                    &lt;BBB/&gt;<text:s/><text:line-break/>               &lt;/DDD&gt;<text:s/><text:line-break/>          &lt;/CCC&gt;<text:s/><text:line-break/>     &lt;/AAA&gt;</text:p>
          </table:table-cell>
        </table:table-row>
      </table:table>
      <text:p text:style-name="Standard"><text:s/></text:p>
      <text:p text:style-name="TableContents">a) Selecciona todos los elementos BBB</text:p>
      <text:p text:style-name="P35">//BBB</text:p>
      <text:p text:style-name="P36"/>
      <text:p text:style-name="TableContents">b) Indica los elementos seleccionados por la expresión siguiente: /DDD/BBB</text:p>
      <text:p text:style-name="P37">No seleciona nada por que DDD no es la raíz</text:p>
      <text:p text:style-name="TableContents"/>
      <text:p text:style-name="Standard">3- Dado el siguiente documento:</text:p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TableContents">     <text:span text:style-name="T42">&lt;AAA&gt;<text:s/></text:span><text:span text:style-name="T43"><text:line-break/></text:span><text:span text:style-name="T44">          &lt;XXX&gt;<text:s/></text:span><text:span text:style-name="T45"><text:line-break/></text:span><text:span text:style-name="T46">               &lt;DDD&gt;<text:s/></text:span><text:span text:style-name="T47"><text:line-break/></text:span><text:span text:style-name="T48">                    &lt;BBB/&gt;<text:s/></text:span><text:span text:style-name="T49"><text:line-break/></text:span><text:span text:style-name="T50">                    &lt;BBB/&gt;<text:s/></text:span><text:span text:style-name="T51"><text:line-break/></text:span><text:span text:style-name="T52">                    &lt;EEE/&gt;<text:s/></text:span><text:span text:style-name="T53"><text:line-break/></text:span><text:span text:style-name="T54">                    &lt;FFF/&gt;<text:s/></text:span><text:span text:style-name="T55"><text:line-break/></text:span><text:span text:style-name="T56">               &lt;/DDD&gt;<text:s/></text:span><text:span text:style-name="T57"><text:line-break/></text:span><text:span text:style-name="T58">          &lt;/XXX&gt;<text:s/></text:span><text:span text:style-name="T59"><text:line-break/></text:span><text:span text:style-name="T60">          &lt;CCC&gt;<text:s/></text:span><text:span text:style-name="T61"><text:line-break/></text:span><text:span text:style-name="T62">               &lt;DDD&gt;<text:s/></text:span><text:span text:style-name="T63"><text:line-break/></text:span><text:span text:style-name="T64">      </text:span><text:span text:style-name="T65">              &lt;BBB/&gt;<text:s/></text:span><text:span text:style-name="T66"><text:line-break/></text:span><text:span text:style-name="T67">                    &lt;BBB/&gt;<text:s/></text:span><text:span text:style-name="T68"><text:line-break/></text:span><text:soft-page-break/><text:span text:style-name="T69">                    &lt;EEE/&gt;<text:s/></text:span><text:span text:style-name="T70"><text:line-break/></text:span><text:span text:style-name="T71">                    &lt;FFF/&gt;<text:s/></text:span><text:span text:style-name="T72"><text:line-break/></text:span><text:span text:style-name="T73">               &lt;/DDD&gt;<text:s/></text:span><text:span text:style-name="T74"><text:line-break/></text:span><text:span text:style-name="T75">          &lt;/CCC&gt;<text:s/></text:span><text:span text:style-name="T76"><text:line-break/></text:span><text:span text:style-name="T77">          &lt;CCC&gt;<text:s/></text:span><text:span text:style-name="T78"><text:line-break/></text:span><text:span text:style-name="T79">               &lt;BBB&gt;<text:s/></text:span><text:span text:style-name="T80"><text:line-break/></text:span><text:span text:style-name="T81">                    &lt;BBB&gt;<text:s/></text:span><text:span text:style-name="T82"><text:line-break/></text:span><text:span text:style-name="T83">                         &lt;BBB/&gt;<text:s/></text:span><text:span text:style-name="T84"><text:line-break/></text:span><text:span text:style-name="T85">          </text:span><text:span text:style-name="T86">          &lt;/BBB&gt;<text:s/></text:span><text:span text:style-name="T87"><text:line-break/></text:span><text:span text:style-name="T88">               &lt;/BBB&gt;<text:s/></text:span><text:span text:style-name="T89"><text:line-break/></text:span><text:span text:style-name="T90">          &lt;/CCC&gt;<text:s/></text:span><text:span text:style-name="T91"><text:line-break/></text:span><text:span text:style-name="T92">     &lt;/AAA&gt;</text:span></text:p>
          </table:table-cell>
        </table:table-row>
      </table:table>
      <text:p text:style-name="TableContents"/>
      <text:p text:style-name="TableContents">a) Selecciona todos los elementos contenidos en el camino /AAA/CCC/DDD.</text:p>
      <text:p text:style-name="P93">&lt;BBB/&gt;<text:s/><text:line-break/>&lt;BBB/&gt;<text:s/><text:line-break/>&lt;EEE/&gt;<text:s/><text:line-break/>&lt;FFF/&gt;</text:p>
      <text:p text:style-name="P94"/>
      <text:p text:style-name="TableContents">b) Selecciona todos los elementos BBB incluidos en exactamente 3<text:s/>ancestros.</text:p>
      <text:p text:style-name="P95">//BBB</text:p>
      <text:p text:style-name="P96"/>
      <text:p text:style-name="TableContents"><text:span text:style-name="T97">/*/*/*/BBB <text:s/>(yo creo que es así)</text:span></text:p>
      <text:p text:style-name="P98"/>
      <text:p text:style-name="TableContents">c) Indica los elementos seleccionados por: //*</text:p>
      <text:p text:style-name="P99">Todos los elementos “hijos” de /AAA</text:p>
      <text:p text:style-name="TableContents"><text:span text:style-name="T100">Yo creo que son todos los elementos realmente</text:span></text:p>
      <text:p text:style-name="P101"/>
      <text:p text:style-name="TableContents"/>
      <text:p text:style-name="TableContents">4- En el siguiente documento selecciona:</text:p>
      <text:p text:style-name="TableContents"><text:s text:c="4"/></text:p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   &lt;AAA&gt;<text:s/><text:line-break/>          &lt;BBB/&gt;<text:s/><text:line-break/>          &lt;BBB/&gt;<text:s/><text:line-break/>          &lt;BBB/&gt;<text:s/><text:line-break/>          &lt;BBB/&gt;<text:s/><text:line-break/>     &lt;/AAA&gt;</text:p>
          </table:table-cell>
        </table:table-row>
      </table:table>
      <text:p text:style-name="TableContents"/>
      <text:p text:style-name="TableContents">a)<text:s/>Selecciona el primer hijo BBB del elemento AAA</text:p>
      <text:p text:style-name="P107">//BBB[1]</text:p>
      <text:p text:style-name="P108"/>
      <text:p text:style-name="TableContents">b) Selecciona el último hijo BBB del elemento AAA</text:p>
      <text:p text:style-name="P109">/BBB[last()]</text:p>
      <text:p text:style-name="TableContents"/>
      <text:p text:style-name="TableContents">5- Dado:</text:p>
      <text:p text:style-name="TableContents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&lt;AAA&gt;<text:s/><text:line-break/>          &lt;BBB id = "b1"/&gt;<text:s/><text:line-break/>          &lt;BBB id = "b2"/&gt;<text:s/><text:line-break/>          &lt;BBB name = "bbb"/&gt;<text:s/><text:line-break/>          &lt;BBB/&gt;<text:s/><text:s/><text:line-break/>     &lt;/AAA&gt;</text:p>
          </table:table-cell>
        </table:table-row>
      </table:table>
      <text:p text:style-name="TableContents">a) Selecciona todos los atributos 'id'</text:p>
      <text:p text:style-name="TableContents"><text:a xlink:href="mailto://@id" office:target-frame-name="_top" xlink:show="replace"><text:span text:style-name="T115">//</text:span></text:a><text:a xlink:href="mailto://@id" office:target-frame-name="_top" xlink:show="replace"><text:span text:style-name="T116">@id</text:span></text:a></text:p>
      <text:p text:style-name="P117"/>
      <text:p text:style-name="TableContents">b) Selecciona los elementos BBB que contienen un atributo 'id'</text:p>
      <text:p text:style-name="P118">//BBB[@id]</text:p>
      <text:p text:style-name="TableContents"/>
      <text:soft-page-break/>
      <text:p text:style-name="TableContents">6- <text:s/>Sea el XML:</text:p>
      <text:p text:style-name="TableContents"/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TableContents"> <text:span text:style-name="T123"> </text:span><text:span text:style-name="T124">&lt;AAA&gt;<text:s/></text:span><text:span text:style-name="T125"><text:line-break/></text:span><text:span text:style-name="T126">          &lt;BBB id = "b1"/&gt;<text:s/></text:span><text:span text:style-name="T127"><text:line-break/></text:span><text:span text:style-name="T128">          &lt;BBB name<text:s/></text:span><text:span text:style-name="T129">= " bbb "/&gt;<text:s/></text:span><text:span text:style-name="T130"><text:line-break/></text:span><text:span text:style-name="T131">          &lt;BBB name = "bbb"/&gt;<text:s/></text:span><text:span text:style-name="T132"><text:line-break/></text:span><text:span text:style-name="T133">     &lt;/AAA&gt;</text:span></text:p>
          </table:table-cell>
        </table:table-row>
      </table:table>
      <text:p text:style-name="TableContents">a) Selecciona los elementos BBB cuyo atributo 'id' tiene por valor 'b1'</text:p>
      <text:p text:style-name="P134">//BBB[@id='b1']</text:p>
      <text:p text:style-name="P135"/>
      <text:p text:style-name="TableContents">b) Selecciona los elementos BBB cuyo atributo 'name' tiene por valor 'bbb'</text:p>
      <text:p text:style-name="TableContents"><text:span text:style-name="T136">//BBB[@name='bbb'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berto Durán</dc:creator>
    <meta:creation-date>2011-03-27T17:24:00Z</meta:creation-date>
    <dc:date>2023-04-10T11:00:00Z</dc:date>
    <meta:template xlink:href="Normal.dotm" xlink:type="simple"/>
    <meta:editing-cycles>10</meta:editing-cycles>
    <meta:editing-duration>PT45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31" meta:character-count="2798" meta:row-count="19" meta:non-whitespace-character-count="2372"/>
  </office:meta>
</office:document-meta>
</file>